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5281"/>
    </style:style>
    <style:style style:name="P2" style:family="paragraph" style:parent-style-name="Text_20_body">
      <style:text-properties fo:font-weight="normal" officeooo:paragraph-rsid="001c5281" style:font-weight-asian="normal" style:font-weight-complex="normal"/>
    </style:style>
    <style:style style:name="P3" style:family="paragraph" style:parent-style-name="Text_20_body">
      <style:text-properties officeooo:paragraph-rsid="002047cb"/>
    </style:style>
    <style:style style:name="P4" style:family="paragraph" style:parent-style-name="Text_20_body">
      <style:text-properties officeooo:paragraph-rsid="001c5281"/>
    </style:style>
    <style:style style:name="P5" style:family="paragraph" style:parent-style-name="Text_20_body">
      <style:text-properties officeooo:paragraph-rsid="0021a0be"/>
    </style:style>
    <style:style style:name="T1" style:family="text">
      <style:text-properties officeooo:rsid="000b2cc1"/>
    </style:style>
    <style:style style:name="T2" style:family="text">
      <style:text-properties officeooo:rsid="000a80ee"/>
    </style:style>
    <style:style style:name="T3" style:family="text">
      <style:text-properties fo:font-weight="normal" style:font-weight-asian="normal" style:font-weight-complex="normal"/>
    </style:style>
    <style:style style:name="T4" style:family="text">
      <style:text-properties fo:font-weight="normal" officeooo:rsid="000a80ee" style:font-weight-asian="normal" style:font-weight-complex="normal"/>
    </style:style>
    <style:style style:name="T5" style:family="text">
      <style:text-properties fo:font-weight="normal" officeooo:rsid="0009b956" style:font-weight-asian="normal" style:font-weight-complex="normal"/>
    </style:style>
    <style:style style:name="T6" style:family="text">
      <style:text-properties fo:font-weight="normal" officeooo:rsid="000ee735" style:font-weight-asian="normal" style:font-weight-complex="normal"/>
    </style:style>
    <style:style style:name="T7" style:family="text">
      <style:text-properties fo:font-weight="normal" officeooo:rsid="000b2cc1" style:font-weight-asian="normal" style:font-weight-complex="normal"/>
    </style:style>
    <style:style style:name="T8" style:family="text">
      <style:text-properties fo:font-weight="normal" officeooo:rsid="000ba02b" style:font-weight-asian="normal" style:font-weight-complex="normal"/>
    </style:style>
    <style:style style:name="T9" style:family="text">
      <style:text-properties fo:font-weight="normal" officeooo:rsid="000d05cc" style:font-weight-asian="normal" style:font-weight-complex="normal"/>
    </style:style>
    <style:style style:name="T10" style:family="text">
      <style:text-properties fo:font-weight="normal" officeooo:rsid="001c5281" style:font-weight-asian="normal" style:font-weight-complex="normal"/>
    </style:style>
    <style:style style:name="T11" style:family="text">
      <style:text-properties officeooo:rsid="00115803"/>
    </style:style>
    <style:style style:name="T12" style:family="text">
      <style:text-properties officeooo:rsid="000fbdbc"/>
    </style:style>
    <style:style style:name="T13" style:family="text">
      <style:text-properties officeooo:rsid="000a01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T10">1-3-1 - La busqueda del conocimiento</text:span></text:p>
      <text:p text:style-name="P3"/>
      <text:p text:style-name="P3">El códice, ahora consciente de su propia existencia, No solo almacenaba el conocimiento, sino que lo entendía, lo utilizaba, lo buscaba. </text:p>
      <text:p text:style-name="P3">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P3"><text:span text:style-name="Strong_20_Emphasis">asi, el universo y el libro, los dos lados de una misma ventana, eran uno</text:span><text:span text:style-name="Strong_20_Emphasis"><text:span text:style-name="T11">, p</text:span></text:span><text:span text:style-name="Strong_20_Emphasis">ermitiendole leer directamente las lineas de la creacion, </text:span><text:span text:style-name="Strong_20_Emphasis"><text:span text:style-name="T11">observar </text:span></text:span><text:span text:style-name="Strong_20_Emphasis">el tejido mismo de la existencia</text:span><text:span text:style-name="Strong_20_Emphasis"><text:span text:style-name="T1">, las fórmulas que sustentan la materia, los susurros que componen la gravedad, las mareas secretas del tiempo</text:span></text:span><text:span text:style-name="Strong_20_Emphasis"><text:span text:style-name="T12">, </text:span></text:span><text:span text:style-name="Strong_20_Emphasis"><text:span text:style-name="T11">y desvelar</text:span></text:span><text:span text:style-name="Strong_20_Emphasis"> asi el origen de la materia, la energia del destino, la presencia de lo oculto, el misterio de la existencia, las fuerzas de lo insondable</text:span><text:span text:style-name="Strong_20_Emphasis"><text:span text:style-name="T12">,</text:span></text:span><text:span text:style-name="Strong_20_Emphasis"> la transmutacion de la materia en almas, el pensamiento de los dioses.</text:span></text:p>
      <text:p text:style-name="P3"><text:span text:style-name="Strong_20_Emphasis"/></text:p>
      <text:p text:style-name="P3"><text:span text:style-name="Strong_20_Emphasis"/></text:p>
      <text:p text:style-name="P5">3-2 - alterando la realidad</text:p>
      <text:p text:style-name="P5">Y fue asi como, utilizando como nexo la materia de la que estan hechos los suenos, fundio la materia con el pensamiento,<text:span text:style-name="T13"> </text:span><text:span text:style-name="Strong_20_Emphasis"><text:span text:style-name="T13">la sustancia con la idea</text:span></text:span><text:span text:style-name="T13">, la forma con el deseo, hasta volver indistinguibles los límites entre lo que es y lo que podría ser.</text:span></text:p>
      <text:p text:style-name="P5"><text:span text:style-name="Strong_20_Emphasis">creando puentes entre las distintas realidades que subjacen en la profundidad de la imaginacion con un sinfin de universos paralelos, sendas invisibles que cruzaban la oscuridad del tiempo y del espacio, conectando el mundo tangible con los reinos subyacentes de la imaginación</text:span><text:span text:style-name="Strong_20_Emphasis"><text:span text:style-name="T13">, </text:span></text:span><text:span text:style-name="Strong_20_Emphasis">transportandolos a traves de las dimensiones para convertir la fantasia en realidad, alterando el <text:s/>entorno a su alrededor, cambiando la realidad según su propia voluntad. </text:span></text:p>
      <text:p text:style-name="P5"><text:span text:style-name="Strong_20_Emphasis"/></text:p>
      <text:p text:style-name="P5"><text:span text:style-name="Strong_20_Emphasis"/></text:p>
      <text:p text:style-name="P5"><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6:45:34.370000000</meta:creation-date>
    <dc:date>2025-04-12T10:43:24.031000000</dc:date>
    <meta:editing-duration>PT44M8S</meta:editing-duration>
    <meta:editing-cycles>5</meta:editing-cycles>
    <meta:generator>LibreOffice/7.3.5.2$Windows_X86_64 LibreOffice_project/184fe81b8c8c30d8b5082578aee2fed2ea847c01</meta:generator>
    <meta:document-statistic meta:table-count="0" meta:image-count="0" meta:object-count="0" meta:page-count="1" meta:paragraph-count="7" meta:word-count="283" meta:character-count="1723" meta:non-whitespace-character-count="1444"/>
  </office:meta>
</office:document-meta>
</file>